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15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150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5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150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9" style:family="table-cell" style:parent-style-name="Default" style:data-style-name="N15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5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150">
      <style:table-cell-properties fo:border-bottom="none" fo:border-left="0.06pt solid #000000" fo:border-right="0.06pt solid #000000" fo:border-top="none"/>
    </style:style>
    <style:style style:name="ce142" style:family="table-cell" style:parent-style-name="Comma" style:data-style-name="N15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150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15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150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15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150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5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301" calcext:value-type="float" table:number-columns-spanned="2" table:number-rows-spanned="1">
            <text:p>5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Activos por Impuest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1"/>
          <table:table-cell table:style-name="ce114"/>
          <table:table-cell table:style-name="ce101"/>
          <table:table-cell table:style-name="ce123"/>
          <table:table-cell table:style-name="ce22"/>
          <table:table-cell table:style-name="ce19"/>
          <table:table-cell table:style-name="ce139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80" office:value-type="string" calcext:value-type="string">
            <text:p>Retenciones IVA:</text:p>
          </table:table-cell>
          <table:table-cell table:style-name="ce18"/>
          <table:table-cell table:style-name="ce101" table:number-columns-repeated="3"/>
          <table:table-cell table:style-name="ce124"/>
          <table:table-cell table:style-name="ce128"/>
          <table:table-cell table:style-name="ce80" office:value-type="string" calcext:value-type="string">
            <text:p>Retenciones IVA:</text:p>
          </table:table-cell>
          <table:table-cell table:style-name="ce140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1" calcext:value-type="float">
            <text:p>101050102001 </text:p>
          </table:table-cell>
          <table:table-cell table:style-name="ce81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102" table:formula="of:=[.D11]+[.E11]-[.F11]" office:value-type="float" office:value="0" calcext:value-type="float">
            <text:p>0</text:p>
          </table:table-cell>
          <table:table-cell table:style-name="ce11" office:value-type="float" office:value="101050102001" calcext:value-type="float">
            <text:p>101050102001 </text:p>
          </table:table-cell>
          <table:table-cell table:style-name="ce81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3" calcext:value-type="float">
            <text:p>101050102003 </text:p>
          </table:table-cell>
          <table:table-cell table:style-name="ce81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102" table:formula="of:=[.D12]+[.E12]-[.F12]" office:value-type="float" office:value="0" calcext:value-type="float">
            <text:p>0</text:p>
          </table:table-cell>
          <table:table-cell table:style-name="ce11" office:value-type="float" office:value="101050102003" calcext:value-type="float">
            <text:p>101050102003 </text:p>
          </table:table-cell>
          <table:table-cell table:style-name="ce81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4" calcext:value-type="float">
            <text:p>101050102004 </text:p>
          </table:table-cell>
          <table:table-cell table:style-name="ce81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102" table:formula="of:=[.D13]+[.E13]-[.F13]" office:value-type="float" office:value="0" calcext:value-type="float">
            <text:p>0</text:p>
          </table:table-cell>
          <table:table-cell table:style-name="ce11" office:value-type="float" office:value="101050102004" calcext:value-type="float">
            <text:p>101050102004 </text:p>
          </table:table-cell>
          <table:table-cell table:style-name="ce81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5" calcext:value-type="float">
            <text:p>101050102005 </text:p>
          </table:table-cell>
          <table:table-cell table:style-name="ce81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102" table:formula="of:=[.D14]+[.E14]-[.F14]" office:value-type="float" office:value="0" calcext:value-type="float">
            <text:p>0</text:p>
          </table:table-cell>
          <table:table-cell table:style-name="ce11" office:value-type="float" office:value="101050102005" calcext:value-type="float">
            <text:p>101050102005 </text:p>
          </table:table-cell>
          <table:table-cell table:style-name="ce81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1"/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81"/>
          <table:table-cell table:style-name="ce141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26"/>
          <table:table-cell table:style-name="ce102" office:value-type="float" office:value="5864" calcext:value-type="float">
            <text:p>5,864</text:p>
          </table:table-cell>
          <table:table-cell table:style-name="ce103" table:number-columns-repeated="2"/>
          <table:table-cell table:style-name="ce102" table:formula="of:=[.D16]+[.E16]-[.F16]" office:value-type="float" office:value="5864" calcext:value-type="float">
            <text:p>5,864</text:p>
          </table:table-cell>
          <table:table-cell table:style-name="ce11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16]-[.J16]" office:value-type="float" office:value="5864" calcext:value-type="float">
            <text:p>5,86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31"/>
          <table:table-cell table:style-name="ce141"/>
          <table:table-cell table:style-name="ce148" table:formula="of:=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3" office:value-type="string" office:string-value="Retenciones en la Fuente:" calcext:value-type="string">
            <text:p><text:s/>Retenciones en la Fuente: </text:p>
          </table:table-cell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83" office:value-type="string" office:string-value="Retenciones en la Fuente:" calcext:value-type="string">
            <text:p><text:s/>Retenciones en la Fuente: </text:p>
          </table:table-cell>
          <table:table-cell table:style-name="ce141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1" calcext:value-type="string">
            <text:p><text:s/>101050201001 </text:p>
          </table:table-cell>
          <table:table-cell table:style-name="ce81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34"/>
          <table:table-cell table:style-name="ce103" office:value-type="float" office:value="319931" calcext:value-type="float">
            <text:p>319,931</text:p>
          </table:table-cell>
          <table:table-cell table:style-name="ce103" table:number-columns-repeated="2"/>
          <table:table-cell table:style-name="ce102" table:formula="of:=[.D19]+[.E19]-[.F19]" office:value-type="float" office:value="319931" calcext:value-type="float">
            <text:p>319,931</text:p>
          </table:table-cell>
          <table:table-cell table:style-name="ce11" office:value-type="string" office:string-value="101050201001" calcext:value-type="string">
            <text:p><text:s/>101050201001 </text:p>
          </table:table-cell>
          <table:table-cell table:style-name="ce81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103" office:value-type="float" office:value="312846.78" calcext:value-type="float">
            <text:p>312,847</text:p>
          </table:table-cell>
          <table:table-cell table:style-name="ce148" table:formula="of:=[.G19]-[.J19]" office:value-type="float" office:value="7084.21999999997" calcext:value-type="float">
            <text:p>7,0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2" calcext:value-type="string">
            <text:p><text:s/>101050201002 </text:p>
          </table:table-cell>
          <table:table-cell table:style-name="ce81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34"/>
          <table:table-cell table:style-name="ce103" office:value-type="float" office:value="214" calcext:value-type="float">
            <text:p>214</text:p>
          </table:table-cell>
          <table:table-cell table:style-name="ce103" table:number-columns-repeated="2"/>
          <table:table-cell table:style-name="ce102" table:formula="of:=[.D20]+[.E20]-[.F20]" office:value-type="float" office:value="214" calcext:value-type="float">
            <text:p>214</text:p>
          </table:table-cell>
          <table:table-cell table:style-name="ce11" office:value-type="string" office:string-value="101050201002" calcext:value-type="string">
            <text:p><text:s/>101050201002 </text:p>
          </table:table-cell>
          <table:table-cell table:style-name="ce81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103" office:value-type="float" office:value="2276.32" calcext:value-type="float">
            <text:p>2,276</text:p>
          </table:table-cell>
          <table:table-cell table:style-name="ce148" table:formula="of:=[.G20]-[.J20]" office:value-type="float" office:value="-2062.32" calcext:value-type="float">
            <text:p>(2,06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3" calcext:value-type="string">
            <text:p><text:s/>101050201003 </text:p>
          </table:table-cell>
          <table:table-cell table:style-name="ce81" office:value-type="string" office:string-value="RETENCIONES EN LA FUENTE ISD" calcext:value-type="string">
            <text:p><text:s/>RETENCIONES EN LA FUENTE ISD </text:p>
          </table:table-cell>
          <table:table-cell table:style-name="ce34"/>
          <table:table-cell table:style-name="ce103" office:value-type="float" office:value="94274" calcext:value-type="float">
            <text:p>94,274</text:p>
          </table:table-cell>
          <table:table-cell table:style-name="ce103" table:number-columns-repeated="2"/>
          <table:table-cell table:style-name="ce102" table:formula="of:=[.D21]+[.E21]-[.F21]" office:value-type="float" office:value="94274" calcext:value-type="float">
            <text:p>94,274</text:p>
          </table:table-cell>
          <table:table-cell table:style-name="ce11" office:value-type="string" office:string-value="101050201003" calcext:value-type="string">
            <text:p><text:s/>101050201003 </text:p>
          </table:table-cell>
          <table:table-cell table:style-name="ce81" office:value-type="string" office:string-value="RETENCIONES EN LA FUENTE ISD" calcext:value-type="string">
            <text:p><text:s/>RETENCIONES EN LA FUENTE ISD </text:p>
          </table:table-cell>
          <table:table-cell table:style-name="ce142" office:value-type="float" office:value="32943.28" calcext:value-type="float">
            <text:p>32,943</text:p>
          </table:table-cell>
          <table:table-cell table:style-name="ce148" table:formula="of:=[.G21]-[.J21]" office:value-type="float" office:value="61330.72" calcext:value-type="float">
            <text:p>61,33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1"/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81"/>
          <table:table-cell table:style-name="ce142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34"/>
          <table:table-cell table:style-name="ce103" office:value-type="float" office:value="24501" calcext:value-type="float">
            <text:p>24,501</text:p>
          </table:table-cell>
          <table:table-cell table:style-name="ce103" table:number-columns-repeated="2"/>
          <table:table-cell table:style-name="ce102" table:formula="of:=[.D23]+[.E23]-[.F23]" office:value-type="float" office:value="24501" calcext:value-type="float">
            <text:p>24,501</text:p>
          </table:table-cell>
          <table:table-cell table:style-name="ce11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103" office:value-type="float" office:value="24500.88" calcext:value-type="float">
            <text:p>24,501</text:p>
          </table:table-cell>
          <table:table-cell table:style-name="ce148" table:formula="of:=[.G23]-[.J23]" office:value-type="float" office:value="0.119999999998981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5" calcext:value-type="string">
            <text:p><text:s/>101050201005 </text:p>
          </table:table-cell>
          <table:table-cell table:style-name="ce3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34"/>
          <table:table-cell table:style-name="ce103" office:value-type="float" office:value="113" calcext:value-type="float">
            <text:p>113</text:p>
          </table:table-cell>
          <table:table-cell table:style-name="ce103" table:number-columns-repeated="2"/>
          <table:table-cell table:style-name="ce102" table:formula="of:=[.D24]+[.E24]-[.F24]" office:value-type="float" office:value="113" calcext:value-type="float">
            <text:p>113</text:p>
          </table:table-cell>
          <table:table-cell table:style-name="ce11" office:value-type="string" office:string-value="101050201005" calcext:value-type="string">
            <text:p><text:s/>101050201005 </text:p>
          </table:table-cell>
          <table:table-cell table:style-name="ce3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103" office:value-type="float" office:value="81.56" calcext:value-type="float">
            <text:p>82</text:p>
          </table:table-cell>
          <table:table-cell table:style-name="ce148" table:formula="of:=[.G24]-[.J24]" office:value-type="float" office:value="31.44" calcext:value-type="float">
            <text:p>3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31"/>
          <table:table-cell table:style-name="ce103"/>
          <table:table-cell table:style-name="ce148" table:formula="of:=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03" table:number-columns-repeated="2"/>
          <table:table-cell table:style-name="ce102" table:formula="of:=[.D26]+[.E26]-[.F26]" office:value-type="float" office:value="0" calcext:value-type="float">
            <text:p>0</text:p>
          </table:table-cell>
          <table:table-cell table:style-name="ce11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103" office:value-type="float" office:value="7079.26" calcext:value-type="float">
            <text:p>7,079</text:p>
          </table:table-cell>
          <table:table-cell table:style-name="ce148" table:formula="of:=[.G26]-[.J26]" office:value-type="float" office:value="-7079.26" calcext:value-type="float">
            <text:p>(7,07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34"/>
          <table:table-cell table:style-name="ce103" office:value-type="float" office:value="41793" calcext:value-type="float">
            <text:p>41,793</text:p>
          </table:table-cell>
          <table:table-cell table:style-name="ce103" table:number-columns-repeated="2"/>
          <table:table-cell table:style-name="ce102" table:formula="of:=[.D27]+[.E27]-[.F27]" office:value-type="float" office:value="41793" calcext:value-type="float">
            <text:p>41,793</text:p>
          </table:table-cell>
          <table:table-cell table:style-name="ce11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103" office:value-type="float" office:value="1358.74" calcext:value-type="float">
            <text:p>1,359</text:p>
          </table:table-cell>
          <table:table-cell table:style-name="ce148" table:formula="of:=[.G27]-[.J27]" office:value-type="float" office:value="40434.26" calcext:value-type="float">
            <text:p>40,4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301002" calcext:value-type="float">
            <text:p>101050301002 </text:p>
          </table:table-cell>
          <table:table-cell table:style-name="ce31" office:value-type="string" office:string-value="Credito tributario por adquisiciones e importaciones" calcext:value-type="string">
            <text:p><text:s/>Credito tributario por adquisiciones e importaciones </text:p>
          </table:table-cell>
          <table:table-cell table:style-name="ce34"/>
          <table:table-cell table:style-name="ce103" office:value-type="float" office:value="128064" calcext:value-type="float">
            <text:p>128,064</text:p>
          </table:table-cell>
          <table:table-cell table:style-name="ce103" table:number-columns-repeated="2"/>
          <table:table-cell table:style-name="ce102" table:formula="of:=[.D28]+[.E28]-[.F28]" office:value-type="float" office:value="128064" calcext:value-type="float">
            <text:p>128,064</text:p>
          </table:table-cell>
          <table:table-cell table:style-name="ce11" office:value-type="float" office:value="101050301002" calcext:value-type="float">
            <text:p>101050301002 </text:p>
          </table:table-cell>
          <table:table-cell table:style-name="ce31" office:value-type="string" office:string-value="Credito tributario por adquisiciones e importaciones" calcext:value-type="string">
            <text:p><text:s/>Credito tributario por adquisiciones e importaciones 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28]-[.J28]" office:value-type="float" office:value="128064" calcext:value-type="float">
            <text:p>128,06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34"/>
          <table:table-cell table:style-name="ce103" office:value-type="float" office:value="75927" calcext:value-type="float">
            <text:p>75,927</text:p>
          </table:table-cell>
          <table:table-cell table:style-name="ce103" table:number-columns-repeated="2"/>
          <table:table-cell table:style-name="ce102" table:formula="of:=[.D29]+[.E29]-[.F29]" office:value-type="float" office:value="75927" calcext:value-type="float">
            <text:p>75,927</text:p>
          </table:table-cell>
          <table:table-cell table:style-name="ce11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29]-[.J29]" office:value-type="float" office:value="75927" calcext:value-type="float">
            <text:p>75,92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34"/>
          <table:table-cell table:style-name="ce103" office:value-type="float" office:value="14" calcext:value-type="float">
            <text:p>14</text:p>
          </table:table-cell>
          <table:table-cell table:style-name="ce103" table:number-columns-repeated="2"/>
          <table:table-cell table:style-name="ce102" table:formula="of:=[.D30]+[.E30]-[.F30]" office:value-type="float" office:value="14" calcext:value-type="float">
            <text:p>14</text:p>
          </table:table-cell>
          <table:table-cell table:style-name="ce11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30]-[.J30]" office:value-type="float" office:value="14" calcext:value-type="float">
            <text:p>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25"/>
          <table:table-cell table:style-name="ce39"/>
          <table:table-cell table:style-name="ce40"/>
          <table:table-cell table:style-name="ce144"/>
          <table:table-cell table:style-name="ce149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31])" office:value-type="float" office:value="690695" calcext:value-type="float">
            <text:p>690,695</text:p>
          </table:table-cell>
          <table:table-cell table:style-name="ce105" table:formula="of:=SUM([.E9:.E31])" office:value-type="float" office:value="0" calcext:value-type="float">
            <text:p>0</text:p>
          </table:table-cell>
          <table:table-cell table:style-name="ce105" table:formula="of:=SUM([.F9:.F31])" office:value-type="float" office:value="0" calcext:value-type="float">
            <text:p>0</text:p>
          </table:table-cell>
          <table:table-cell table:style-name="ce105" table:formula="of:=SUM([.G9:.G31])" office:value-type="float" office:value="690695" calcext:value-type="float">
            <text:p>690,695</text:p>
          </table:table-cell>
          <table:table-cell table:style-name="ce41" table:number-columns-repeated="2"/>
          <table:table-cell table:style-name="ce105" table:formula="of:=SUM([.J9:.J31])" office:value-type="float" office:value="381086.82" calcext:value-type="float">
            <text:p>381,087</text:p>
          </table:table-cell>
          <table:table-cell table:style-name="ce151" table:formula="of:=SUM([.K9:.K31])" office:value-type="float" office:value="309608.18" calcext:value-type="float">
            <text:p>309,608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37:.D39])" office:value-type="float" office:value="0" calcext:value-type="float">
            <text:p>- </text:p>
          </table:table-cell>
          <table:table-cell table:style-name="ce43" table:formula="of:=+SUM([.E37:.E39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 number:title="Definido por el usuario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8" loext:min-decimal-places="8" number:min-integer-digits="1" number:grouping="true"/>
    </number:number-style>
    <number:number-style style:name="N158">
      <number:number number:decimal-places="0" loext:min-decimal-places="0" number:min-integer-digits="13"/>
    </number:number-style>
    <number:number-style style:name="N15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3" loext:min-decimal-places="3" number:min-integer-digits="0" number:grouping="true"/>
    </number:number-style>
    <number:number-style style:name="N163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00:37.4506710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2:12:00.657581529</dc:date>
    <meta:editing-cycles>9</meta:editing-cycles>
    <meta:editing-duration>PT1H8M59S</meta:editing-duration>
    <meta:document-statistic meta:table-count="1" meta:cell-count="180" meta:object-count="0"/>
  </office:meta>
</office:document-meta>
</file>